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0, 2023 (05:1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execute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execute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3:45Z</meta:creation-date>
    <dc:date>2023-02-20T22:13:45Z</dc:date>
    <meta:user-defined meta:name="date" meta:value-type="string">February  20, 2023 (05:1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